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7D5000001D9EE44CC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8.1cm" svg:height="8.992cm" svg:x="2.1cm" svg:y="6.299cm">
          <draw:image xlink:href="Pictures/10000201000007D5000001D9EE44CC81.png" xlink:type="simple" xlink:show="embed" xlink:actuate="onLoad">
            <text:p/>
          </draw:image>
        </draw:frame>
        <draw:line draw:style-name="gr2" draw:text-style-name="P1" draw:layer="layout" svg:x1="41.91cm" svg:y1="1.499cm" svg:x2="41.91cm" svg:y2="19.9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10M1S</meta:editing-duration>
    <meta:editing-cycles>16</meta:editing-cycles>
    <meta:generator>OpenOffice.org/3.3$Win32 OpenOffice.org_project/330m20$Build-9567</meta:generator>
    <dc:date>2012-12-02T16:17:21.06</dc:date>
    <dc:creator>Blaine Hansen</dc:creator>
    <meta:document-statistic meta:object-count="2"/>
  </office:meta>
</office:document-meta>
</file>